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8mm"/>
    </style:style>
    <style:style style:name="co2" style:family="table-column">
      <style:table-column-properties fo:break-before="auto" style:column-width="67.22mm"/>
    </style:style>
    <style:style style:name="co3" style:family="table-column">
      <style:table-column-properties fo:break-before="auto" style:column-width="64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3333ff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/>
      <table:table table:name="Rangfolge2" table:style-name="ta1">
        <table:table-column table:style-name="co1" table:default-cell-style-name="ce1"/>
        <table:table-column table:style-name="co2" table:number-columns-repeated="2" table:default-cell-style-name="ce7"/>
        <table:table-column table:style-name="co3" table:default-cell-style-name="ce7"/>
        <table:table-column table:style-name="co4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Lee "Apollo" Adama</text:p>
          </table:table-cell>
          <table:table-cell table:style-name="ce2" office:value-type="string" calcext:value-type="string">
            <text:p>Spieler</text:p>
          </table:table-cell>
          <table:table-cell table:style-name="ce2" office:value-type="string" calcext:value-type="string">
            <text:p>Zylonen</text:p>
          </table:table-cell>
          <table:table-cell table:style-name="ce2" office:value-type="string" calcext:value-type="string">
            <text:p>Menschen</text:p>
          </table:table-cell>
          <table:table-cell table:style-name="ce2" office:value-type="string" calcext:value-type="string">
            <text:p>Zf</text:p>
          </table:table-cell>
          <table:table-cell table:style-name="ce2" office:value-type="string" calcext:value-type="string">
            <text:p>Zfn</text:p>
          </table:table-cell>
          <table:table-cell table:style-name="ce2" office:value-type="string" calcext:value-type="string">
            <text:p>KeinZf</text:p>
          </table:table-cell>
          <table:table-cell table:style-name="ce2" office:value-type="string" calcext:value-type="string">
            <text:p>KeinZylon</text:p>
          </table:table-cell>
          <table:table-cell table:style-name="ce2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Kara "Starbuck" Thrac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Gaius Baltar</text:p>
          </table:table-cell>
          <table:table-cell office:value-type="string" calcext:value-type="string">
            <text:p>"Admiral" William Adama</text:p>
          </table:table-cell>
          <table:table-cell table:style-name="ce6" office:value-type="string" calcext:value-type="string">
            <text:p>Kara Trace- "Führerin zur Erde"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William Adama</text:p>
          </table:table-cell>
          <table:table-cell table:style-name="ce6" office:value-type="string" calcext:value-type="string">
            <text:p>Louanne "Kat" Katraine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Jack Fisk</text:p>
          </table:table-cell>
          <table:table-cell table:style-name="ce6" office:value-type="string" calcext:value-type="string">
            <text:p>Louanne "Kat" Katraine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</text:p>
          </table:table-cell>
          <table:table-cell table:style-name="ce6" office:value-type="string" calcext:value-type="string">
            <text:p>Karl "Helo" Agathon- Pilot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- "Widerstandsanführer"</text:p>
          </table:table-cell>
          <table:table-cell table:style-name="ce6" office:value-type="string" calcext:value-type="string">
            <text:p>Sharon "Boomer" Valerii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Karl "Helo" Agathon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arl Agathon- "XO"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Alex "Crashdown" Quartararo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illy Keikeya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Gaius Baltar</text:p>
          </table:table-cell>
          <table:table-cell office:value-type="string" calcext:value-type="string">
            <text:p>Aaron Kelly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Alastair Thorne</text:p>
          </table:table-cell>
          <table:table-cell table:style-name="ce6" office:value-type="string" calcext:value-type="string">
            <text:p>Daniel "Bulldog" Novacek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Samuel T. Anders- Militär</text:p>
          </table:table-cell>
          <table:table-cell table:style-name="ce5" office:value-type="string" calcext:value-type="string">
            <text:p>Diana "Hardball" Seelix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"Caprica"-Sechs</text:p>
          </table:table-cell>
          <table:table-cell office:value-type="string" calcext:value-type="string">
            <text:p>Anastasia "Dee" Dualla</text:p>
          </table:table-cell>
          <table:table-cell office:value-type="string" calcext:value-type="string">
            <text:p>Karl "Helo" Agatho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nastasia "Dee" Dualla</text:p>
          </table:table-cell>
          <table:table-cell table:style-name="ce6" office:value-type="string" calcext:value-type="string">
            <text:p>Lee "Apollo" Adama</text:p>
          </table:table-cell>
          <table:table-cell office:value-type="string" calcext:value-type="string">
            <text:p>Karl Agathon- "XO"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Didi Cassidy</text:p>
          </table:table-cell>
          <table:table-cell table:style-name="ce6" office:value-type="string" calcext:value-type="string">
            <text:p>Karl "Helo" Agathon- Pilot</text:p>
          </table:table-cell>
          <table:table-cell office:value-type="string" calcext:value-type="string">
            <text:p>Samuel T. Anders- Militär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Anna Biers</text:p>
          </table:table-cell>
          <table:table-cell table:style-name="ce6" office:value-type="string" calcext:value-type="string">
            <text:p>Kara "Starbuck" Thrace</text:p>
          </table:table-cell>
          <table:table-cell office:value-type="string" calcext:value-type="string">
            <text:p>Aaron Kelly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eoben Conoy</text:p>
          </table:table-cell>
          <table:table-cell table:style-name="ce6" office:value-type="string" calcext:value-type="string">
            <text:p>Kara Trace- "Führerin zur Erde"</text:p>
          </table:table-cell>
          <table:table-cell office:value-type="string" calcext:value-type="string">
            <text:p>Jack Fisk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ohn Cavil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Anastasia "Dee" Dualla 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"Admiral" William Adama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William Adama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Boomer" Valerii</text:p>
          </table:table-cell>
          <table:table-cell office:value-type="string" calcext:value-type="string">
            <text:p>Helena Cai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Helena Cai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Saul Tigh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Saul Tigh- "Widerstandsanführer"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Gina Inviere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Felix Gaeta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eter Laird</text:p>
          </table:table-cell>
          <table:table-cell table:style-name="ce6" office:value-type="string" calcext:value-type="string">
            <text:p>Alex "Crashdown" Quartararo</text:p>
          </table:table-cell>
          <table:table-cell office:value-type="string" calcext:value-type="string">
            <text:p>Felix Gaeta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aron Dora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Felix Gaeta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Simon O'Nei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Louis Hoshi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Diana "Hardball" Seelix</text:p>
          </table:table-cell>
          <table:table-cell table:style-name="ce6" office:value-type="string" calcext:value-type="string">
            <text:p>Daniel "Bulldog" Novacek</text:p>
          </table:table-cell>
          <table:table-cell office:value-type="string" calcext:value-type="string">
            <text:p>Louis Hoshi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ee „Apollo“ Adama</text:p>
          </table:table-cell>
          <table:table-cell table:style-name="ce5" office:value-type="string" calcext:value-type="string">
            <text:p>Diana "Hardball" Seelix</text:p>
          </table:table-cell>
          <table:table-cell office:value-type="string" calcext:value-type="string">
            <text:p>Alastair Thorne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Union Anführer" Galen Tyrol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Karl "Helo" Agath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haron "Boomer" Valerii</text:p>
          </table:table-cell>
          <table:table-cell table:style-name="ce5" office:value-type="string" calcext:value-type="string">
            <text:p>Callandra "Cally" Tyrol</text:p>
          </table:table-cell>
          <table:table-cell table:style-name="ce5" office:value-type="string" calcext:value-type="string">
            <text:p>Gina Inviere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rendan "Hot Dog" Costanza</text:p>
          </table:table-cell>
          <table:table-cell table:style-name="ce5" office:value-type="string" calcext:value-type="string">
            <text:p>Cally Henderson</text:p>
          </table:table-cell>
          <table:table-cell table:style-name="ce5" office:value-type="string" calcext:value-type="string">
            <text:p>Callandra "Cally" Tyrol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2" table:style-name="ce5" office:value-type="string" calcext:value-type="string">
            <text:p>Cally Henderso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aniel "Bulldog" Novacek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Cally Henderson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Alex "Crashdown" Quartararo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Peter Laird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Peter Laird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Gina Inviere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2" table:style-name="ce5" office:value-type="string" calcext:value-type="string">
            <text:p>Aaron Doral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2" table:style-name="ce5" office:value-type="string" calcext:value-type="string">
            <text:p>Simon O'Neil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Samuel T. Anders</text:p>
          </table:table-cell>
          <table:table-cell table:number-columns-repeated="2" table:style-name="ce4" office:value-type="string" calcext:value-type="string">
            <text:p>Anastasia "Dee" Dualla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Leoben Conoy</text:p>
          </table:table-cell>
          <table:table-cell table:style-name="ce4" office:value-type="string" calcext:value-type="string">
            <text:p>"Caprica"-Sechs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"Caprica"-Sechs</text:p>
          </table:table-cell>
          <table:table-cell table:style-name="ce4" office:value-type="string" calcext:value-type="string">
            <text:p>Leoben Conoy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John Cavil</text:p>
          </table:table-cell>
          <table:table-cell table:style-name="ce4" office:value-type="string" calcext:value-type="string">
            <text:p>Didi Cassidy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DAnna Biers</text:p>
          </table:table-cell>
          <table:table-cell table:style-name="ce4" office:value-type="string" calcext:value-type="string">
            <text:p>Ellen Tigh 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Didi Cassidy</text:p>
          </table:table-cell>
          <table:table-cell table:style-name="ce4" office:value-type="string" calcext:value-type="string">
            <text:p>Ellen Tigh 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lix Gaeta</text:p>
          </table:table-cell>
          <table:table-cell table:number-columns-repeated="2" table:style-name="ce4" office:value-type="string" calcext:value-type="string">
            <text:p>Gaius Baltar- "Monotheist"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John Cavi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muel T. Anders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DAnna Biers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astasia "Dee" Dualla</text:p>
          </table:table-cell>
          <table:table-cell table:number-columns-repeated="2" table:style-name="ce3" office:value-type="string" calcext:value-type="string">
            <text:p>Lee Adama- "Zwölferrat"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Lee "Apollo" Adama- Politike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rl "Helo" Agathon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arl Agathon- "XO"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Gaius Balta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Billy Keikeya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aron Kelly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ck Fisk</text:p>
          </table:table-cell>
          <table:table-cell table:style-name="ce3" office:value-type="string" calcext:value-type="string">
            <text:p>Laura Roslin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ndra Shaw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style-name="ce3" office:value-type="string" calcext:value-type="string">
            <text:p>Laura Roslin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endra Shaw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lastair Thorne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Barry Garner</text:p>
          </table:table-cell>
          <table:table-cell table:number-columns-repeated="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Aaron Doral</text:p>
          </table:table-cell>
          <table:table-cell table:number-columns-repeated="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haron „Boomer“ Valerii</text:p>
          </table:table-cell>
          <table:table-cell table:number-columns-repeated="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„Caprica“-Sechs</text:p>
          </table:table-cell>
          <table:table-cell table:number-columns-repeated="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DAnna Biers – Journalist</text:p>
          </table:table-cell>
          <table:table-cell table:number-columns-repeated="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DAnna Biers – Visionen</text:p>
          </table:table-cell>
          <table:table-cell table:number-columns-repeated="1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John Cavil</text:p>
          </table:table-cell>
          <table:table-cell table:number-columns-repeated="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Leoben Conoy</text:p>
          </table:table-cell>
          <table:table-cell table:number-columns-repeated="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imon O'Neil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4">00/00/0000</text:date>, <text:time style:data-style-name="N2" text:time-value="10:10:50.70412721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4T10:13:53.315385811</dc:date>
    <meta:editing-duration>PT5H41M51S</meta:editing-duration>
    <meta:editing-cycles>45</meta:editing-cycles>
    <meta:generator>LibreOffice/6.1.0.3$Linux_X86_64 LibreOffice_project/10$Build-3</meta:generator>
    <meta:document-statistic meta:table-count="1" meta:cell-count="342" meta:object-count="0"/>
  </office:meta>
</office:document-meta>
</file>